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F expressions</text:p>
      <text:p text:style-name="P2">@prefix rdf: &lt;http://www.w3.org/1999/02/22-rdf-syntax-ns#&gt; .</text:p>
      <text:p text:style-name="Preformatted_20_Text">@prefix xsd: &lt;http://www.w3.org/2001/XMLSchema#&gt; .</text:p>
      <text:p text:style-name="Preformatted_20_Text">@prefix dc: &lt;http://purl.org/dc/terms/&gt; .</text:p>
      <text:p text:style-name="Preformatted_20_Text">@prefix rdfg: &lt;http://www.w3.org/2004/03/trix/rdfg-1&gt; .<text:line-break/>@prefix scam: &lt;http://scam.sf.net/schema#&gt; .</text:p>
      <text:p text:style-name="Preformatted_20_Text">@prefix foaf: &lt;http://xmlns.com/foaf/0.1/&gt; .</text:p>
      <text:p text:style-name="Preformatted_20_Text">@prefix : &lt;http://my.confolio.com/&gt; .</text:p>
      <text:p text:style-name="Preformatted_20_Text"/>
      <text:p text:style-name="Preformatted_20_Text">### Example 1: A reference to a file in another portfolio #########</text:p>
      <text:p text:style-name="Preformatted_20_Text"># <text:s/>Here the portfolio is in the same repository (with id 54). <text:s text:c="4"/>#</text:p>
      <text:p text:style-name="Preformatted_20_Text"># <text:s/>But it could equally well be in another repository. <text:s text:c="11"/>#</text:p>
      <text:p text:style-name="Preformatted_20_Text"># <text:s/>(The metadata is cached locally, but not listed below.) <text:s text:c="7"/>#</text:p>
      <text:p text:style-name="Preformatted_20_Text">###################################################################</text:p>
      <text:p text:style-name="Preformatted_20_Text">:1/mmd/1 { :54/md/23 rdf:type rdfg:Graph ,</text:p>
      <text:p text:style-name="Preformatted_20_Text"><text:s text:c="19"/>scam:about :54/data/23</text:p>
      <text:p text:style-name="Preformatted_20_Text"><text:s text:c="19"/>scam:referenceType scam:Reference ,</text:p>
      <text:p text:style-name="Preformatted_20_Text"><text:s text:c="19"/>scam:cache :1/md/1 }</text:p>
      <text:p text:style-name="Preformatted_20_Text"/>
      <text:p text:style-name="Preformatted_20_Text">### Example 2: A bookmark (link)###################################</text:p>
      <text:p text:style-name="Preformatted_20_Text"># <text:s/>The metadata is here managed in the current portfolio. <text:s text:c="8"/>#</text:p>
      <text:p text:style-name="Preformatted_20_Text">###################################################################</text:p>
      <text:p text:style-name="Preformatted_20_Text">:1/mmd/2 { :1/md/2 rdf:type rdfg:Graph ,</text:p>
      <text:p text:style-name="Preformatted_20_Text"><text:s text:c="19"/>scam:about &lt;http://slashdot.org/&gt; ,</text:p>
      <text:p text:style-name="Preformatted_20_Text"><text:s text:c="19"/>scam:referenceType scam:Link }<text:line-break/>:1/md/2 { &lt;http://slahsdot.org/&gt; dc:title "Slashdot"@en , <text:s text:c="2"/></text:p>
      <text:p text:style-name="Preformatted_20_Text"><text:s text:c="23"/>dc:description "News for Nerds, ..."@en }</text:p>
      <text:p text:style-name="Preformatted_20_Text"/>
      <text:p text:style-name="Preformatted_20_Text">### Example 3: A Person############################################</text:p>
      <text:p text:style-name="Preformatted_20_Text"># <text:s/>A pure metadata object. <text:s text:c="39"/>#</text:p>
      <text:p text:style-name="Preformatted_20_Text">###################################################################</text:p>
      <text:p text:style-name="Preformatted_20_Text">:1/mmd/3 { :1/md/3 rdf:type rdfg:Graph ,</text:p>
      <text:p text:style-name="Preformatted_20_Text"><text:s text:c="19"/>scam:about :1/name/3 ,</text:p>
      <text:p text:style-name="Preformatted_20_Text"><text:s text:c="19"/>scam:isInformationResource scam:False }<text:line-break/>:1/md/3 { :1/name/3 rdf:type foaf:Person ,</text:p>
      <text:p text:style-name="Preformatted_20_Text"><text:s text:c="20"/>foaf:name "Mikael Karlsson" }</text:p>
      <text:p text:style-name="Preformatted_20_Text"/>
      <text:p text:style-name="Preformatted_20_Text">### Example 4: A Folder (list)#####################################</text:p>
      <text:p text:style-name="Preformatted_20_Text">###################################################################</text:p>
      <text:p text:style-name="Preformatted_20_Text">:1/mmd/4 { :1/md/4 rdf:type rdfg:Graph ,</text:p>
      <text:p text:style-name="Preformatted_20_Text"><text:s text:c="19"/>scam:about :1/list/4 ,</text:p>
      <text:p text:style-name="Preformatted_20_Text"><text:s text:c="19"/>scam:builtInType scam:List }<text:line-break/>:1/md/4 { :1/list/4 dc:title "Slashdot"@en ,</text:p>
      <text:p text:style-name="Preformatted_20_Text"><text:s text:c="23"/>dc:description "News for Nerds, ..."@en }</text:p>
      <text:p text:style-name="Preformatted_20_Text"/>
      <text:p text:style-name="Preformatted_20_Text">### Example 5: An uploaded file####################################</text:p>
      <text:p text:style-name="Preformatted_20_Text"># <text:s/>Added in the list from example 4. <text:s text:c="29"/>#</text:p>
      <text:p text:style-name="Preformatted_20_Text">###################################################################</text:p>
      <text:p text:style-name="Preformatted_20_Text">:1/mmd/5 { :1/md/5 rdf:type rdfg:Graph ,</text:p>
      <text:p text:style-name="Preformatted_20_Text"><text:s text:c="19"/>scam:about :1/data/5 ,</text:p>
      <text:p text:style-name="Preformatted_20_Text"><text:s text:c="19"/>scam:inList :1/list/4 }<text:line-break/>:1/md/5 { :1/data/5 dc:title "A picture of me."^^en .</text:p>
      <text:p text:style-name="Preformatted_20_Text"><text:s text:c="20"/>dc:format [ rdf:type dc:MediaTypeOrExtent ,</text:p>
      <text:p text:style-name="Preformatted_20_Text"><text:s text:c="32"/>rdf:value "image/jpeg" ] ,</text:p>
      <text:p text:style-name="Preformatted_20_Text"><text:s text:c="20"/>dc:extent [ rdf:type dc:SizeOrDuration ,</text:p>
      <text:p text:style-name="Preformatted_20_Text"><text:s text:c="32"/>rdf:value "1024"^^xsd:integer ] }</text:p>
      <text:p text:style-name="Preformatted_20_Text"/>
      <text:p text:style-name="Preformatted_20_Text"/>
      <text:h text:style-name="Heading_20_1" text:outline-level="1"><text:soft-page-break/>Metametadata NG</text:h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tthias Palmér</meta:initial-creator>
    <meta:creation-date>2008-03-09T21:11:50</meta:creation-date>
    <dc:creator>Matthias Palmér</dc:creator>
    <dc:date>2008-03-10T23:34:38</dc:date>
    <meta:editing-cycles>6</meta:editing-cycles>
    <meta:editing-duration>P1DT2H2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309" meta:character-count="2769"/>
  </office:meta>
</office:document-meta>
</file>